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Medical Ethics [m]</text:p>
          </table:table-cell>
          <table:table-cell office:value-type="string" calcext:value-type="string">
            <text:p>Defeat X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X without accumulating more than X Dark Points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Defeat Ansem on Floor B1 without ever having upgraded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X without using any enemy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3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00:11:59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22T01:35:59.898000000</dc:date>
    <meta:editing-duration>P2DT7H6M51S</meta:editing-duration>
    <meta:editing-cycles>226</meta:editing-cycles>
    <meta:document-statistic meta:table-count="2" meta:cell-count="4663" meta:object-count="0"/>
  </office:meta>
</office:document-meta>
</file>